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officeooo:paragraph-rsid="0062a84d" style:font-size-asian="32pt" style:font-size-complex="3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3d5c5a" officeooo:paragraph-rsid="0062a84d" style:font-size-asian="14pt" style:font-size-complex="14pt"/>
    </style:style>
    <style:style style:name="P5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officeooo:rsid="0062a84d" officeooo:paragraph-rsid="0062a84d"/>
    </style:style>
    <style:style style:name="P8" style:family="paragraph" style:parent-style-name="Standard">
      <style:text-properties style:text-position="0% 100%" style:font-name="Liberation Serif1" fo:font-size="14pt" fo:font-style="normal" fo:font-weight="normal" officeooo:rsid="0062a84d" officeooo:paragraph-rsid="0062a84d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9" style:family="paragraph" style:parent-style-name="Standard">
      <style:text-properties style:text-position="0% 100%" style:font-name="Liberation Serif1" fo:font-size="14pt" fo:font-style="normal" fo:font-weight="normal" officeooo:rsid="0066a024" officeooo:paragraph-rsid="0066a024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10" style:family="paragraph" style:parent-style-name="Standard">
      <style:text-properties style:text-position="0% 100%" style:font-name="Liberation Serif1" fo:font-size="14pt" fo:font-style="normal" fo:font-weight="normal" officeooo:rsid="006723c7" officeooo:paragraph-rsid="006723c7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11" style:family="paragraph" style:parent-style-name="Standard">
      <style:text-properties style:text-position="0% 100%" style:font-name="Liberation Serif1" fo:font-size="14pt" fo:font-style="normal" fo:font-weight="normal" officeooo:rsid="006723c7" officeooo:paragraph-rsid="0068d259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12" style:family="paragraph" style:parent-style-name="Standard">
      <style:text-properties style:text-position="0% 100%" style:font-name="Liberation Serif1" fo:font-size="14pt" fo:font-style="normal" fo:font-weight="normal" officeooo:rsid="0068d259" officeooo:paragraph-rsid="0068d259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13" style:family="paragraph" style:parent-style-name="Standard">
      <style:text-properties style:text-position="0% 100%" style:font-name="Liberation Serif1" fo:font-size="14pt" fo:font-style="normal" fo:font-weight="normal" officeooo:rsid="00690925" officeooo:paragraph-rsid="00690925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14" style:family="paragraph" style:parent-style-name="Standard">
      <style:text-properties style:text-position="0% 100%" style:font-name="Liberation Serif1" fo:font-size="14pt" fo:font-style="normal" fo:font-weight="normal" officeooo:rsid="0068d259" officeooo:paragraph-rsid="0068d259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15" style:family="paragraph" style:parent-style-name="Standard">
      <style:text-properties fo:font-size="14pt" officeooo:rsid="0062a84d" officeooo:paragraph-rsid="0062a84d" style:font-size-asian="14pt" style:font-size-complex="14pt"/>
    </style:style>
    <style:style style:name="P16" style:family="paragraph" style:parent-style-name="Standard">
      <style:text-properties fo:font-size="14pt" officeooo:rsid="0069a4bd" officeooo:paragraph-rsid="0069a4bd" style:font-size-asian="14pt" style:font-size-complex="14pt"/>
    </style:style>
    <style:style style:name="T1" style:family="text">
      <style:text-properties style:text-position="0% 100%" style:font-name="Liberation Serif1" fo:font-size="14pt" fo:font-style="normal" fo:font-weight="normal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T2" style:family="text">
      <style:text-properties style:text-position="0% 100%" style:font-name="Liberation Serif1" fo:font-size="14pt" fo:font-style="normal" fo:font-weight="normal" officeooo:rsid="0047e42d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T3" style:family="text">
      <style:text-properties officeooo:rsid="00071e00"/>
    </style:style>
    <style:style style:name="T4" style:family="text">
      <style:text-properties officeooo:rsid="002ce3bd"/>
    </style:style>
    <style:style style:name="T5" style:family="text">
      <style:text-properties style:text-position="sub 58%"/>
    </style:style>
    <style:style style:name="T6" style:family="text">
      <style:text-properties fo:font-weight="bold" officeooo:rsid="003d5c5a" style:font-weight-asian="bold" style:font-weight-complex="bold"/>
    </style:style>
    <style:style style:name="T7" style:family="text">
      <style:text-properties fo:font-weight="bold" officeooo:rsid="0062a84d" style:font-weight-asian="bold" style:font-weight-complex="bold"/>
    </style:style>
    <style:style style:name="T8" style:family="text">
      <style:text-properties officeooo:rsid="0066a024"/>
    </style:style>
    <style:style style:name="T9" style:family="text">
      <style:text-properties officeooo:rsid="006723c7"/>
    </style:style>
    <style:style style:name="T10" style:family="text">
      <style:text-properties officeooo:rsid="0068d2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ataxe-64</text:p>
      <text:p text:style-name="P2"><text:span text:style-name="T7">Pubcrawl Algorithm</text:span><text:span text:style-name="T6">. <text:s/></text:span></text:p>
      <text:p text:style-name="P2">Richard Parker <text:span text:style-name="T4">25.10</text:span>.201<text:span text:style-name="T3">6</text:span></text:p>
      <text:p text:style-name="P5"/>
      <text:p text:style-name="P6">Section 1 – Introduction</text:p>
      <text:p text:style-name="P3"/>
      <text:p text:style-name="P15">Given a permutation representation, this program produces an "instruction file" (suitable for use with the 3-tensor spin program) to visit each point of the permutation representation exactly once.<text:span text:style-name="T8"> <text:s/>Let the number of points be N.</text:span></text:p>
      <text:p text:style-name="P15"/>
      <text:p text:style-name="P16">The first version of the program is aimed at free decomposition, where the aim is to input a vector, or a set of vectors, and to make the K-images exactly once.</text:p>
      <text:p text:style-name="P4"/>
      <text:p text:style-name="P7"><text:span text:style-name="T2">A</text:span><text:span text:style-name="T1">s well as the generators, the program inputs (on the command line) the number of "registers" R it is permitted to use, and there is an optimization procedure available to try to minimize the number of register reads that are needed.</text:span></text:p>
      <text:p text:style-name="P8"/>
      <text:p text:style-name="P9">The first step is to make a list of suitable words. <text:s/>This consists of a beam-search where the "value" of a word consists of the sum over all points of N/(Xi + 1) where Xi is the number of times the word Xi is made by spinning with this word. <text:s/>The best 1000 (say . . . the "width" of the beam") are retained at each stage, and for each we try adding each new generator in turn and compute the resulting value<text:span text:style-name="T9">, discarding at random down to half the number of registers.</text:span> <text:s/>The best 1000 for words one letter longer are retained. <text:s/>The process stops when the total value of all 1000 words in the beam is <text:span text:style-name="T9">N.</text:span></text:p>
      <text:p text:style-name="P9"/>
      <text:p text:style-name="P10">We then loop over <text:span text:style-name="T10">(truncations of) </text:span>the words at the end of the beam to see if any of them are good enough.<text:span text:style-name="T10"> <text:s/>To start with we do not truncate, but once we have found a solution with a word of length L, future attempts truncate at L-1.</text:span></text:p>
      <text:p text:style-name="P10"/>
      <text:p text:style-name="P10">We keep track of which words we have made.</text:p>
      <text:p text:style-name="P9"/>
      <text:p text:style-name="P11">We then try to visit as many points as possible using X = 2,3,4 . . . R registers, starting with point 1 as the only point.</text:p>
      <text:p text:style-name="P11"/>
      <text:p text:style-name="P12">First phase.</text:p>
      <text:p text:style-name="P12">For all stages with less than X points, for any point p<text:span text:style-name="T5">1</text:span> that is in this stage and the previous, look to see if p<text:span text:style-name="T5">2</text:span> = p<text:span text:style-name="T5">1</text:span>.g is a new point, and if so add p<text:span text:style-name="T5">2</text:span> to the list for this phase. <text:s/>Phase completes when no further moves of this type can be done.</text:p>
      <text:p text:style-name="P12"/>
      <text:p text:style-name="P12"><text:soft-page-break/>Second phase.</text:p>
      <text:p text:style-name="P12">For all stages with less than X-1 points, for any point p<text:span text:style-name="T5">1</text:span> that is in the previous stage, look to see if p<text:span text:style-name="T5">2</text:span> = p<text:span text:style-name="T5">1</text:span>.g is a new point, and if so add p<text:span text:style-name="T5">1</text:span> and p<text:span text:style-name="T5">1</text:span>.g it to the list for this phase. <text:s/>Phase completes when no further moves of this type can be done.</text:p>
      <text:p text:style-name="P12"/>
      <text:p text:style-name="P13">If there are long runs of stages with X-1 or X-2 points, further points can be made by operating on a point with any "reduction" of the word (i.e. missing out some letters) where a letter that is used adds p<text:span text:style-name="T5">1</text:span> and p<text:span text:style-name="T5">1</text:span>.g and a letter skipped just adds p<text:span text:style-name="T5">1</text:span>.</text:p>
      <text:p text:style-name="P13"/>
      <text:p text:style-name="P13">It is expected that adding the last point will be done with spare registers all over the place, and many </text:p>
      <text:p text:style-name="P12"/>
      <text:p text:style-name="P12">Third phase.</text:p>
      <text:p text:style-name="P12">For all stages where this and the previous stage has less than X-1, and for any point p<text:span text:style-name="T5">1</text:span> in the stage two back, look to see if p<text:span text:style-name="T5">2</text:span> = p<text:span text:style-name="T5">1</text:span>.g.g' is a new point, and if so add p<text:span text:style-name="T5">1</text:span>,p<text:span text:style-name="T5">1</text:span>.g to the previous stage and p<text:span text:style-name="T5">1</text:span>.g, p<text:span text:style-name="T5">2</text:span> to this stage.</text:p>
      <text:p text:style-name="P12"/>
      <text:p text:style-name="P12">Later stages.</text:p>
      <text:p text:style-name="P12">For all continuous runs of stages with less than X-1, look to see if a new point can be made by the full word o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6-12-20T14:31:21.611647013</dc:date>
    <meta:editing-duration>P4DT3H9M29S</meta:editing-duration>
    <meta:editing-cycles>399</meta:editing-cycles>
    <meta:generator>LibreOffice/5.1.4.2$Linux_X86_64 LibreOffice_project/10m0$Build-2</meta:generator>
    <meta:document-statistic meta:table-count="0" meta:image-count="0" meta:object-count="0" meta:page-count="2" meta:paragraph-count="21" meta:word-count="580" meta:character-count="2945" meta:non-whitespace-character-count="2374"/>
  </office:meta>
</office:document-meta>
</file>